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Somente_20_título-notes">
      <style:graphic-properties draw:fill-color="#ffffff" fo:min-height="13.364cm"/>
    </style:style>
    <style:style style:name="pr6" style:family="presentation" style:parent-style-name="Soment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Cresça</text:span></text:p>
          </draw:text-box>
        </draw:frame>
        <draw:frame draw:name="Subtítulo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Leandro Borges (part. Vanilda Bordieri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mente_20_título" presentation:presentation-page-layout-name="AL2T19">
        <draw:frame draw:name="Título 3" presentation:style-name="pr4" draw:text-style-name="P2" draw:layer="layout" svg:width="23.812cm" svg:height="17.859cm" svg:x="0.794cm" svg:y="0.397cm" presentation:class="title" presentation:user-transformed="true">
          <draw:text-box>
            <text:p text:style-name="P1"><text:span text:style-name="T3">Senhor, não quero ser refém de mim mesmo, venha me salvar</text:span><text:span text:style-name="T3"><text:line-break/></text:span><text:span text:style-name="T3">Mesmo que eu seja alguém que eu não venha me vangloriar</text:span><text:span text:style-name="T3"><text:line-break/></text:span><text:span text:style-name="T3">Crucifico o meu ego, pra que Tu cresças sobre mim</text:span><text:span text:style-name="T3"><text:line-break/></text:span><text:span text:style-name="T3">Me esvazio dos meu ideais, quero transbordar mais de 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mente_20_título" presentation:presentation-page-layout-name="AL2T19">
        <draw:frame draw:name="Título 3" presentation:style-name="pr6" draw:text-style-name="P2" draw:layer="layout" svg:width="24.605cm" svg:height="18.255cm" svg:x="0.397cm" svg:y="0.397cm" presentation:class="title" presentation:user-transformed="true">
          <draw:text-box>
            <text:p text:style-name="P1"><text:span text:style-name="T3">Senhor, me escondo em</text:span><text:span text:style-name="T3"><text:line-break/></text:span><text:span text:style-name="T3">Tua graça e no Teu amor</text:span><text:span text:style-name="T3"><text:line-break/></text:span><text:span text:style-name="T3">Me esconda em cavernas</text:span><text:span text:style-name="T3"><text:line-break/></text:span><text:span text:style-name="T3">se preciso for</text:span><text:span text:style-name="T3"><text:line-break/></text:span><text:span text:style-name="T3">Não quero estar em evidência se não for pra Tua glória e pro Teu louvor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mente_20_título" presentation:presentation-page-layout-name="AL2T19">
        <draw:frame draw:name="Título 3" presentation:style-name="pr4" draw:text-style-name="P2" draw:layer="layout" svg:width="23.812cm" svg:height="17.859cm" svg:x="0.794cm" svg:y="0.397cm" presentation:class="title" presentation:user-transformed="true">
          <draw:text-box>
            <text:p text:style-name="P1"><text:span text:style-name="T3">Senhor, blindado em Tua verdade está o meu coração</text:span><text:span text:style-name="T3"><text:line-break/></text:span><text:span text:style-name="T3">O meu fascínio esta além da multidão</text:span><text:span text:style-name="T3"><text:line-break/></text:span><text:span text:style-name="T3">Rejeito Babilônia, seus manjares e os altares da corrup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mente_20_título" presentation:presentation-page-layout-name="AL2T19">
        <draw:frame draw:name="Título 3" presentation:style-name="pr6" draw:text-style-name="P2" draw:layer="layout" svg:width="23.812cm" svg:height="17.859cm" svg:x="0.794cm" svg:y="0.397cm" presentation:class="title" presentation:user-transformed="true">
          <draw:text-box>
            <text:p text:style-name="P1"><text:span text:style-name="T3">Cresça, até que o meu eu desapareça</text:span><text:span text:style-name="T3"><text:line-break/></text:span><text:span text:style-name="T3">Até a Tua glória me cobrir</text:span><text:span text:style-name="T3"><text:line-break/></text:span><text:span text:style-name="T3">Quero Tua presença exalando em mim</text:span><text:span text:style-name="T3"><text:line-break/></text:span><text:span text:style-name="T3">Que eu diminua e o Senhor, cresça! Que o Teu nome esteja sempre em evidência</text:span><text:span text:style-name="T3"><text:line-break/></text:span><text:span text:style-name="T3">E Tua glória eternamente permaneça</text:span><text:span text:style-name="T3"><text:line-break/></text:span><text:span text:style-name="T3">Senhor que eu venha diminuir</text:span><text:span text:style-name="T3"><text:line-break/></text:span><text:span text:style-name="T3">E a Tua glória vá além de m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mente_20_título" presentation:presentation-page-layout-name="AL2T19">
        <draw:frame draw:name="Título 3" presentation:style-name="pr4" draw:text-style-name="P2" draw:layer="layout" svg:width="23.812cm" svg:height="17.859cm" svg:x="0.794cm" svg:y="0.397cm" presentation:class="title" presentation:user-transformed="true">
          <draw:text-box>
            <text:p text:style-name="P1"><text:span text:style-name="T3">Que o Senhor cresça em nossos louvores e o desejo desenfreado pela fama desapareça <text:s/></text:span><text:span text:style-name="T3"><text:line-break/></text:span><text:span text:style-name="T3"><text:line-break/></text:span><text:span text:style-name="T3">Que cresça a verdade do evangelho em nossa pregação e desapareça o desejo de se auto promover através do ministér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mente_20_título" presentation:presentation-page-layout-name="AL2T19">
        <draw:frame draw:name="Título 1" presentation:style-name="pr4" draw:text-style-name="P2" draw:layer="layout" svg:width="24.01cm" svg:height="17.492cm" svg:x="0.794cm" svg:y="0.763cm" presentation:class="title" presentation:user-transformed="true">
          <draw:text-box>
            <text:p text:style-name="P1"><text:span text:style-name="T3">Que as máscaras do templo caiam e a soberania de Deus seja vista</text:span><text:span text:style-name="T3"><text:line-break/></text:span><text:span text:style-name="T3"> </text:span><text:span text:style-name="T3"><text:line-break/></text:span><text:span text:style-name="T3">Que os holofotes acessos sobre o ego humano se apaguem e o nome de Cristo seja honran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omente_20_título" presentation:presentation-page-layout-name="AL2T19">
        <draw:frame draw:name="Título 1" presentation:style-name="pr4" draw:text-style-name="P2" draw:layer="layout" svg:width="24.01cm" svg:height="17.492cm" svg:x="0.794cm" svg:y="0.763cm" presentation:class="title" presentation:user-transformed="true">
          <draw:text-box>
            <text:p text:style-name="P1"><text:span text:style-name="T3">Que os palcos de vingança venham ao chão e sejam erguidos altares de ad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omente_20_título" presentation:presentation-page-layout-name="AL2T19">
        <draw:frame draw:name="Título 1" presentation:style-name="pr4" draw:text-style-name="P2" draw:layer="layout" svg:width="24.01cm" svg:height="17.492cm" svg:x="0.794cm" svg:y="0.763cm" presentation:class="title" presentation:user-transformed="true">
          <draw:text-box>
            <text:p text:style-name="P1"><text:span text:style-name="T3">Que não seja da boca pra fora, mas que seja sincera a declaração </text:span><text:span text:style-name="T3"><text:line-break/></text:span><text:span text:style-name="T3">Que o nosso eu desapareça e que o Senhor cresça nesta can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omente_20_título" presentation:presentation-page-layout-name="AL2T19">
        <draw:frame draw:name="Título 1" presentation:style-name="pr4" draw:text-style-name="P2" draw:layer="layout" svg:width="24.01cm" svg:height="18.652cm" svg:x="0.794cm" svg:y="0cm" presentation:class="title" presentation:user-transformed="true">
          <draw:text-box>
            <text:p text:style-name="P1"><text:span text:style-name="T3">Cresça, até que o meu eu desapareça</text:span><text:span text:style-name="T3"><text:line-break/></text:span><text:span text:style-name="T3">Até a Tua glória me cobrir</text:span><text:span text:style-name="T3"><text:line-break/></text:span><text:span text:style-name="T3">Quero Tua presença exalando em <text:s/>mim Que eu diminua e o </text:span><text:span text:style-name="T3"><text:line-break/></text:span><text:span text:style-name="T3">Senhor, cresça! Que o Teu nome esteja sempre em evidência </text:span><text:span text:style-name="T3"><text:line-break/></text:span><text:span text:style-name="T3">E Tua glória eternamente permaneça Senhor que eu venha diminuir </text:span><text:span text:style-name="T3"><text:line-break/></text:span><text:span text:style-name="T3">E a Tua glória vá além de m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omente_20_título" presentation:presentation-page-layout-name="AL2T19">
        <draw:frame draw:name="Título 1" presentation:style-name="pr4" draw:text-style-name="P2" draw:layer="layout" svg:width="24.01cm" svg:height="17.492cm" svg:x="0.794cm" svg:y="0.763cm" presentation:class="title" presentation:user-transformed="true">
          <draw:text-box>
            <text:p text:style-name="P1"><text:span text:style-name="T3">Do pó, do barro formastes o homem Feito em Tuas mãos,</text:span><text:span text:style-name="T3"><text:line-break/></text:span><text:span text:style-name="T3">criador tão nobre </text:span><text:span text:style-name="T3"><text:line-break/></text:span><text:span text:style-name="T3">Eles não têm, não possuem, não são É só a caneta, és o autor da canção Nem fama, nem palco,</text:span><text:span text:style-name="T3"><text:line-break/></text:span><text:span text:style-name="T3">nem honra, nem aplausos </text:span><text:span text:style-name="T3"><text:line-break/></text:span><text:span text:style-name="T3">Traduzem o preço na</text:span><text:span text:style-name="T3"><text:line-break/></text:span><text:span text:style-name="T3">cruz que foi pa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omente_20_título" presentation:presentation-page-layout-name="AL2T19">
        <draw:frame draw:name="Título 1" presentation:style-name="pr4" draw:text-style-name="P2" draw:layer="layout" svg:width="24.01cm" svg:height="17.492cm" svg:x="0.794cm" svg:y="0.763cm" presentation:class="title" presentation:user-transformed="true">
          <draw:text-box>
            <text:p text:style-name="P1"><text:span text:style-name="T3">A renúncia existe, vai na contramão Nós somos só a voz que</text:span><text:span text:style-name="T3"><text:line-break/></text:span><text:span text:style-name="T3">anuncia a salvação </text:span><text:span text:style-name="T3"><text:line-break/></text:span><text:span text:style-name="T3">Tesouros em vasos de barro pra que a excelência seja Tua </text:span><text:span text:style-name="T3"><text:line-break/></text:span><text:span text:style-name="T3">Brilhando o farol e sendo Tua luz nas ruas mais escuras </text:span><text:span text:style-name="T3"><text:line-break/></text:span><text:span text:style-name="T3">Ninguém rouba Tua glória, ninguém toma o Teu tron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omente_20_título" presentation:presentation-page-layout-name="AL2T19">
        <draw:frame draw:name="Título 1" presentation:style-name="pr6" draw:text-style-name="P2" draw:layer="layout" svg:width="24.01cm" svg:height="17.492cm" svg:x="0.794cm" svg:y="0.763cm" presentation:class="title" presentation:user-transformed="true">
          <draw:text-box>
            <text:p text:style-name="P1"><text:span text:style-name="T3">Ai daquele que mexe e troca manjares por honra, da Igreja és o dono </text:span><text:span text:style-name="T3"><text:line-break/></text:span><text:span text:style-name="T3">Que sopra e erga Teu nome que venha a justiça e o Teu reino </text:span><text:span text:style-name="T3"><text:line-break/></text:span><text:span text:style-name="T3">Que a glória da cruz confronte com os grandes e caiam de joelhos </text:span><text:span text:style-name="T3"><text:line-break/></text:span><text:span text:style-name="T3">Somos o pincel, só Tu és o artista </text:span><text:span text:style-name="T3"><text:line-break/></text:span><text:span text:style-name="T3">Que eu diminua e o </text:span><text:span text:style-name="T3"><text:line-break/></text:span><text:span text:style-name="T3">Senhor cresça, cresç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omente_20_título" presentation:presentation-page-layout-name="AL2T19">
        <draw:frame draw:name="Título 1" presentation:style-name="pr4" draw:text-style-name="P2" draw:layer="layout" svg:width="24.01cm" svg:height="18.652cm" svg:x="0.794cm" svg:y="0.397cm" presentation:class="title" presentation:user-transformed="true">
          <draw:text-box>
            <text:p text:style-name="P1"><text:span text:style-name="T3">Cresça, até que o meu eu desapareça Até a Tua glória me cobrir </text:span><text:span text:style-name="T3"><text:line-break/></text:span><text:span text:style-name="T3">Quero Tua presença exalando em mim Que eu diminua e o </text:span><text:span text:style-name="T3"><text:line-break/></text:span><text:span text:style-name="T3">Senhor, cresça! Que o Teu nome esteja sempre em evidência </text:span><text:span text:style-name="T3"><text:line-break/></text:span><text:span text:style-name="T3">E Tua glória eternamente permaneça Senhor que eu venha diminuir </text:span><text:span text:style-name="T3"><text:line-break/></text:span><text:span text:style-name="T3">E a Tua glória vá além de mim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SÇA!" draw:style-name="dp1" draw:master-page-name="Somente_20_título" presentation:presentation-page-layout-name="AL2T19">
        <draw:frame draw:name="Título 1" presentation:style-name="pr6" draw:text-style-name="P2" draw:layer="layout" svg:width="24.01cm" svg:height="17.492cm" svg:x="0.794cm" svg:y="0.763cm" presentation:class="title" presentation:user-transformed="true">
          <draw:text-box>
            <text:p text:style-name="P1"><text:span text:style-name="T4">CRESÇA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8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1-07">07/01/17</text:date></text:span></text:p>
        </draw:text-box>
      </draw:frame>
      <draw:frame draw:name="Espaço Reservado para Rodapé 4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2" presentation:style-name="Mpr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1-07">07/01/17</text:date></text:span></text:p>
        </draw:text-box>
      </draw:frame>
      <draw:frame draw:name="Espaço Reservado para Rodapé 3" presentation:style-name="Mpr6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6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resça</dc:title>
    <meta:initial-creator>IVANILTO</meta:initial-creator>
    <meta:editing-cycles>4</meta:editing-cycles>
    <meta:creation-date>2016-12-12T18:02:34</meta:creation-date>
    <dc:date>2017-01-07T12:44:58.526917036</dc:date>
    <meta:editing-duration>PT30M</meta:editing-duration>
    <meta:generator>LibreOffice/5.2.4.2.1$Linux_X86_64 LibreOffice_project/20m0$Build-2</meta:generator>
    <meta:document-statistic meta:object-count="7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